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_APB</text:p>
          </table:table-cell>
          <table:table-cell table:formula="of:=170*10^6" office:value-type="float" office:value="170000000" calcext:value-type="float">
            <text:p>17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_TIM</text:p>
          </table:table-cell>
          <table:table-cell table:formula="of:=[.B1]/(([.B2]+1)*([.B3]+1))" office:value-type="float" office:value="15092.3295454545" calcext:value-type="float">
            <text:p>15092,3295454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TIM</text:p>
          </table:table-cell>
          <table:table-cell table:formula="of:=1/[.B4]" office:value-type="float" office:value="0.0000662588235294118" calcext:value-type="float">
            <text:p>6,62588235294118E-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ad Time step</text:p>
          </table:table-cell>
          <table:table-cell table:formula="of:=1/[.B1]" office:value-type="float" office:value="0.00000000588235294117647" calcext:value-type="float">
            <text:p>5,88235294117647E-09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B1]/25000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Dead time duration</text:p>
          </table:table-cell>
          <table:table-cell table:formula="of:=3*10^(-6)" office:value-type="float" office:value="0.000003" calcext:value-type="float">
            <text:p>3E-06</text:p>
          </table:table-cell>
          <table:table-cell table:number-columns-repeated="4"/>
          <table:table-cell table:formula="of:=2^8" office:value-type="float" office:value="256" calcext:value-type="float">
            <text:p>2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formula="of:=[.B12]*[.B13]" office:value-type="float" office:value="0.000000747058823529412" calcext:value-type="float">
            <text:p>7,47058823529412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formula="of:=[.B7]" office:value-type="float" office:value="0.00000000588235294117647" calcext:value-type="float">
            <text:p>5,88235294117647E-09</text:p>
          </table:table-cell>
          <table:table-cell/>
          <table:table-cell table:style-name="ce1" table:formula="of:=2*10^(-6)/[.B12]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NT([.D12]/8)+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-32" office:value-type="float" office:value="11" calcext:value-type="float">
            <text:p>11</text:p>
          </table:table-cell>
          <table:table-cell table:formula="of:=DEC2BIN([.D14])" office:value-type="string" office:string-value="1011" calcext:value-type="string">
            <text:p>1011</text:p>
          </table:table-cell>
          <table:table-cell office:value-type="float" office:value="11000000" calcext:value-type="float">
            <text:p>11000000</text:p>
          </table:table-cell>
          <table:table-cell table:formula="of:=BIN2DEC([.F14]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umber of steps</text:p>
          </table:table-cell>
          <table:table-cell table:formula="of:=[.B9]/[.B7]"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/>
          <table:table-cell table:formula="of:=[.B15]/2" office:value-type="float" office:value="255" calcext:value-type="float">
            <text:p>255</text:p>
          </table:table-cell>
          <table:table-cell/>
          <table:table-cell table:formula="of:=(32+[.D14])*8*[.B12]" office:value-type="float" office:value="0.00000202352941176471" calcext:value-type="float">
            <text:p>2,02352941176471E-06</text:p>
          </table:table-cell>
          <table:table-cell table:number-columns-repeated="3"/>
        </table:table-row>
        <table:table-row table:style-name="ro1">
          <table:table-cell/>
          <table:table-cell table:formula="of:=[.B16]-64" office:value-type="float" office:value="191" calcext:value-type="float">
            <text:p>19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X[5..0]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formula="of:=DEC2BIN([.B20])" office:value-type="string" office:string-value="100000" calcext:value-type="string">
            <text:p>100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100000" calcext:value-type="float">
            <text:p>10100000</text:p>
          </table:table-cell>
          <table:table-cell table:number-columns-repeated="5"/>
        </table:table-row>
        <table:table-row table:style-name="ro1">
          <table:table-cell/>
          <table:table-cell table:formula="of:=BIN2DEC([.B23])" office:value-type="float" office:value="160" calcext:value-type="float">
            <text:p>16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11100000" calcext:value-type="float">
            <text:p>11100000</text:p>
          </table:table-cell>
          <table:table-cell table:number-columns-repeated="5"/>
        </table:table-row>
        <table:table-row table:style-name="ro1">
          <table:table-cell/>
          <table:table-cell table:formula="of:=BIN2DEC([.B28])" office:value-type="float" office:value="224" calcext:value-type="float">
            <text:p>2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4:30:2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09:18:27.412000000</meta:creation-date>
    <dc:date>2022-10-24T17:38:04.637000000</dc:date>
    <meta:editing-duration>PT2H51M56S</meta:editing-duration>
    <meta:editing-cycles>2</meta:editing-cycles>
    <meta:generator>LibreOffice/7.0.1.2$Windows_X86_64 LibreOffice_project/7cbcfc562f6eb6708b5ff7d7397325de9e764452</meta:generator>
    <meta:document-statistic meta:table-count="1" meta:cell-count="42" meta:object-count="0"/>
  </office:meta>
</office:document-meta>
</file>